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14.843cm"/>
    </style:style>
    <style:style style:name="co4" style:family="table-column">
      <style:table-column-properties fo:break-before="auto" style:column-width="14.6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s-background-positionsangaben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\n.leaflet-sprite-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{ background-position: 0 -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x; width: 41px; height: 41px; } 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regular</text:p>
          </table:table-cell>
          <table:covered-table-cell/>
          <table:table-cell table:style-name="ce2" office:value-type="string" calcext:value-type="string" table:number-columns-spanned="4" table:number-rows-spanned="1">
            <text:p>retina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Sprite</text:p>
          </table:table-cell>
          <table:table-cell table:style-name="ce1" office:value-type="string" calcext:value-type="string">
            <text:p>Regular-y</text:p>
          </table:table-cell>
          <table:table-cell table:style-name="ce1" office:value-type="string" calcext:value-type="string">
            <text:p>Abstand zum Vorgänger</text:p>
          </table:table-cell>
          <table:table-cell table:style-name="ce1" office:value-type="string" calcext:value-type="string">
            <text:p>Retina-y</text:p>
          </table:table-cell>
          <table:table-cell table:style-name="ce1" office:value-type="string" calcext:value-type="string">
            <text:p>Abstand zum Vorgänger</text:p>
          </table:table-cell>
          <table:table-cell table:style-name="ce1" table:number-columns-repeated="3"/>
          <table:table-cell table:style-name="ce1" office:value-type="string" calcext:value-type="string">
            <text:p>Regular-css</text:p>
          </table:table-cell>
          <table:table-cell table:style-name="ce1" office:value-type="string" calcext:value-type="string">
            <text:p>Retina-css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[.$I$2]&amp;[.$A7]&amp;[.$I$3]&amp;[.B7]&amp;[.$I$4]" office:value-type="string" office:string-value="\n.leaflet-sprite-blue{ background-position: 0 -132px; width: 41px; height: 41px; } " calcext:value-type="string">
            <text:p>\n.leaflet-sprite-blue{ background-position: 0 -132px; width: 41px; height: 41px; } </text:p>
          </table:table-cell>
          <table:table-cell table:formula="of:=[.$I$2]&amp;[.$A7]&amp;[.$I$3]&amp;[.D7]&amp;[.$I$4]" office:value-type="string" office:string-value="\n.leaflet-sprite-blue{ background-position: 0 -0px; width: 41px; height: 41px; } " calcext:value-type="string">
            <text:p>\n.leaflet-sprite-blue{ background-position: 0 -0px; width: 41px; height: 41px; } 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55" calcext:value-type="float">
            <text:p>355</text:p>
          </table:table-cell>
          <table:table-cell table:formula="of:=[.B8]-[.B7]"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formula="of:=[.D8]-[.D7]" office:value-type="float" office:value="111" calcext:value-type="float">
            <text:p>111</text:p>
          </table:table-cell>
          <table:table-cell table:formula="of:=[.D8]*2" office:value-type="float" office:value="222" calcext:value-type="float">
            <text:p>222</text:p>
          </table:table-cell>
          <table:table-cell table:number-columns-repeated="2"/>
          <table:table-cell table:formula="of:=[.$I$2]&amp;[.$A8]&amp;[.$I$3]&amp;[.B8]&amp;[.$I$4]" office:value-type="string" office:string-value="\n.leaflet-sprite-green{ background-position: 0 -355px; width: 41px; height: 41px; } " calcext:value-type="string">
            <text:p>\n.leaflet-sprite-green{ background-position: 0 -355px; width: 41px; height: 41px; } </text:p>
          </table:table-cell>
          <table:table-cell table:formula="of:=[.$I$2]&amp;[.$A8]&amp;[.$I$3]&amp;[.D8]&amp;[.$I$4]" office:value-type="string" office:string-value="\n.leaflet-sprite-green{ background-position: 0 -111px; width: 41px; height: 41px; } " calcext:value-type="string">
            <text:p>\n.leaflet-sprite-green{ background-position: 0 -111px; width: 41px; height: 41px; }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578" calcext:value-type="float">
            <text:p>578</text:p>
          </table:table-cell>
          <table:table-cell table:formula="of:=[.B9]-[.B8]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formula="of:=[.D9]-[.D8]" office:value-type="float" office:value="112" calcext:value-type="float">
            <text:p>112</text:p>
          </table:table-cell>
          <table:table-cell table:formula="of:=[.D9]*2" office:value-type="float" office:value="446" calcext:value-type="float">
            <text:p>446</text:p>
          </table:table-cell>
          <table:table-cell table:formula="of:=[.F9]-[.F8]" office:value-type="float" office:value="224" calcext:value-type="float">
            <text:p>224</text:p>
          </table:table-cell>
          <table:table-cell/>
          <table:table-cell table:formula="of:=[.$I$2]&amp;[.$A9]&amp;[.$I$3]&amp;[.B9]&amp;[.$I$4]" office:value-type="string" office:string-value="\n.leaflet-sprite-orange{ background-position: 0 -578px; width: 41px; height: 41px; } " calcext:value-type="string">
            <text:p>\n.leaflet-sprite-orange{ background-position: 0 -578px; width: 41px; height: 41px; } </text:p>
          </table:table-cell>
          <table:table-cell table:formula="of:=[.$I$2]&amp;[.$A9]&amp;[.$I$3]&amp;[.D9]&amp;[.$I$4]" office:value-type="string" office:string-value="\n.leaflet-sprite-orange{ background-position: 0 -223px; width: 41px; height: 41px; } " calcext:value-type="string">
            <text:p>\n.leaflet-sprite-orange{ background-position: 0 -223px; width: 41px; height: 41px; } 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801" calcext:value-type="float">
            <text:p>801</text:p>
          </table:table-cell>
          <table:table-cell table:formula="of:=[.B10]-[.B9]" office:value-type="float" office:value="223" calcext:value-type="float">
            <text:p>223</text:p>
          </table:table-cell>
          <table:table-cell office:value-type="float" office:value="334" calcext:value-type="float">
            <text:p>334</text:p>
          </table:table-cell>
          <table:table-cell table:formula="of:=[.D10]-[.D9]" office:value-type="float" office:value="111" calcext:value-type="float">
            <text:p>111</text:p>
          </table:table-cell>
          <table:table-cell table:formula="of:=[.D10]*2" office:value-type="float" office:value="668" calcext:value-type="float">
            <text:p>668</text:p>
          </table:table-cell>
          <table:table-cell table:formula="of:=[.F10]-[.F9]" office:value-type="float" office:value="222" calcext:value-type="float">
            <text:p>222</text:p>
          </table:table-cell>
          <table:table-cell/>
          <table:table-cell table:formula="of:=[.$I$2]&amp;[.$A10]&amp;[.$I$3]&amp;[.B10]&amp;[.$I$4]" office:value-type="string" office:string-value="\n.leaflet-sprite-purple{ background-position: 0 -801px; width: 41px; height: 41px; } " calcext:value-type="string">
            <text:p>\n.leaflet-sprite-purple{ background-position: 0 -801px; width: 41px; height: 41px; } </text:p>
          </table:table-cell>
          <table:table-cell table:formula="of:=[.$I$2]&amp;[.$A10]&amp;[.$I$3]&amp;[.D10]&amp;[.$I$4]" office:value-type="string" office:string-value="\n.leaflet-sprite-purple{ background-position: 0 -334px; width: 41px; height: 41px; } " calcext:value-type="string">
            <text:p>\n.leaflet-sprite-purple{ background-position: 0 -334px; width: 41px; height: 41px; } 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024" calcext:value-type="float">
            <text:p>1024</text:p>
          </table:table-cell>
          <table:table-cell table:formula="of:=[.B11]-[.B10]" office:value-type="float" office:value="223" calcext:value-type="float">
            <text:p>223</text:p>
          </table:table-cell>
          <table:table-cell office:value-type="float" office:value="446" calcext:value-type="float">
            <text:p>446</text:p>
          </table:table-cell>
          <table:table-cell table:formula="of:=[.D11]-[.D10]" office:value-type="float" office:value="112" calcext:value-type="float">
            <text:p>112</text:p>
          </table:table-cell>
          <table:table-cell table:formula="of:=[.D11]*2" office:value-type="float" office:value="892" calcext:value-type="float">
            <text:p>892</text:p>
          </table:table-cell>
          <table:table-cell table:formula="of:=[.F11]-[.F10]" office:value-type="float" office:value="224" calcext:value-type="float">
            <text:p>224</text:p>
          </table:table-cell>
          <table:table-cell/>
          <table:table-cell table:formula="of:=[.$I$2]&amp;[.$A11]&amp;[.$I$3]&amp;[.B11]&amp;[.$I$4]" office:value-type="string" office:string-value="\n.leaflet-sprite-red{ background-position: 0 -1024px; width: 41px; height: 41px; } " calcext:value-type="string">
            <text:p>\n.leaflet-sprite-red{ background-position: 0 -1024px; width: 41px; height: 41px; } </text:p>
          </table:table-cell>
          <table:table-cell table:formula="of:=[.$I$2]&amp;[.$A11]&amp;[.$I$3]&amp;[.D11]&amp;[.$I$4]" office:value-type="string" office:string-value="\n.leaflet-sprite-red{ background-position: 0 -446px; width: 41px; height: 41px; } " calcext:value-type="string">
            <text:p>\n.leaflet-sprite-red{ background-position: 0 -446px; width: 41px; height: 41px; } 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1247" calcext:value-type="float">
            <text:p>1247</text:p>
          </table:table-cell>
          <table:table-cell table:formula="of:=[.B12]-[.B11]" office:value-type="float" office:value="223" calcext:value-type="float">
            <text:p>223</text:p>
          </table:table-cell>
          <table:table-cell office:value-type="float" office:value="557" calcext:value-type="float">
            <text:p>557</text:p>
          </table:table-cell>
          <table:table-cell table:formula="of:=[.D12]-[.D11]" office:value-type="float" office:value="111" calcext:value-type="float">
            <text:p>111</text:p>
          </table:table-cell>
          <table:table-cell table:formula="of:=[.D12]*2" office:value-type="float" office:value="1114" calcext:value-type="float">
            <text:p>1114</text:p>
          </table:table-cell>
          <table:table-cell table:formula="of:=[.F12]-[.F11]" office:value-type="float" office:value="222" calcext:value-type="float">
            <text:p>222</text:p>
          </table:table-cell>
          <table:table-cell/>
          <table:table-cell table:formula="of:=[.$I$2]&amp;[.$A12]&amp;[.$I$3]&amp;[.B12]&amp;[.$I$4]" office:value-type="string" office:string-value="\n.leaflet-sprite-violet{ background-position: 0 -1247px; width: 41px; height: 41px; } " calcext:value-type="string">
            <text:p>\n.leaflet-sprite-violet{ background-position: 0 -1247px; width: 41px; height: 41px; } </text:p>
          </table:table-cell>
          <table:table-cell table:formula="of:=[.$I$2]&amp;[.$A12]&amp;[.$I$3]&amp;[.D12]&amp;[.$I$4]" office:value-type="string" office:string-value="\n.leaflet-sprite-violet{ background-position: 0 -557px; width: 41px; height: 41px; } " calcext:value-type="string">
            <text:p>\n.leaflet-sprite-violet{ background-position: 0 -557px; width: 41px; height: 41px; } 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70" calcext:value-type="float">
            <text:p>1470</text:p>
          </table:table-cell>
          <table:table-cell table:formula="of:=[.B13]-[.B12]" office:value-type="float" office:value="223" calcext:value-type="float">
            <text:p>223</text:p>
          </table:table-cell>
          <table:table-cell office:value-type="float" office:value="669" calcext:value-type="float">
            <text:p>669</text:p>
          </table:table-cell>
          <table:table-cell table:formula="of:=[.D13]-[.D12]" office:value-type="float" office:value="112" calcext:value-type="float">
            <text:p>112</text:p>
          </table:table-cell>
          <table:table-cell table:formula="of:=[.D13]*2" office:value-type="float" office:value="1338" calcext:value-type="float">
            <text:p>1338</text:p>
          </table:table-cell>
          <table:table-cell table:formula="of:=[.F13]-[.F12]" office:value-type="float" office:value="224" calcext:value-type="float">
            <text:p>224</text:p>
          </table:table-cell>
          <table:table-cell/>
          <table:table-cell table:formula="of:=[.$I$2]&amp;[.$A13]&amp;[.$I$3]&amp;[.B13]&amp;[.$I$4]" office:value-type="string" office:string-value="\n.leaflet-sprite-yellow{ background-position: 0 -1470px; width: 41px; height: 41px; } " calcext:value-type="string">
            <text:p>\n.leaflet-sprite-yellow{ background-position: 0 -1470px; width: 41px; height: 41px; } </text:p>
          </table:table-cell>
          <table:table-cell table:formula="of:=[.$I$2]&amp;[.$A13]&amp;[.$I$3]&amp;[.D13]&amp;[.$I$4]" office:value-type="string" office:string-value="\n.leaflet-sprite-yellow{ background-position: 0 -669px; width: 41px; height: 41px; } " calcext:value-type="string">
            <text:p>\n.leaflet-sprite-yellow{ background-position: 0 -669px; width: 41px; height: 41px; } </text:p>
          </table:table-cell>
        </table:table-row>
        <table:table-row table:style-name="ro1">
          <table:table-cell office:value-type="string" calcext:value-type="string">
            <text:p>rednyellow</text:p>
          </table:table-cell>
          <table:table-cell table:formula="of:=[.B13]+[.C14]" office:value-type="float" office:value="1693" calcext:value-type="float">
            <text:p>1693</text:p>
          </table:table-cell>
          <table:table-cell office:value-type="float" office:value="223" calcext:value-type="float">
            <text:p>223</text:p>
          </table:table-cell>
          <table:table-cell table:formula="of:=[.F14]/2" office:value-type="float" office:value="780" calcext:value-type="float">
            <text:p>780</text:p>
          </table:table-cell>
          <table:table-cell office:value-type="float" office:value="111" calcext:value-type="float">
            <text:p>111</text:p>
          </table:table-cell>
          <table:table-cell table:formula="of:=[.F13]+[.G14]" office:value-type="float" office:value="1560" calcext:value-type="float">
            <text:p>156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$I$2]&amp;[.$A14]&amp;[.$I$3]&amp;[.B14]&amp;[.$I$4]" office:value-type="string" office:string-value="\n.leaflet-sprite-rednyellow{ background-position: 0 -1693px; width: 41px; height: 41px; } " calcext:value-type="string">
            <text:p>\n.leaflet-sprite-rednyellow{ background-position: 0 -1693px; width: 41px; height: 41px; } </text:p>
          </table:table-cell>
          <table:table-cell table:formula="of:=[.$I$2]&amp;[.$A14]&amp;[.$I$3]&amp;[.D14]&amp;[.$I$4]" office:value-type="string" office:string-value="\n.leaflet-sprite-rednyellow{ background-position: 0 -780px; width: 41px; height: 41px; } " calcext:value-type="string">
            <text:p>\n.leaflet-sprite-rednyellow{ background-position: 0 -780px; width: 41px; height: 41px; } 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table:formula="of:=[.B14]+[.C15]" office:value-type="float" office:value="1916" calcext:value-type="float">
            <text:p>1916</text:p>
          </table:table-cell>
          <table:table-cell office:value-type="float" office:value="223" calcext:value-type="float">
            <text:p>223</text:p>
          </table:table-cell>
          <table:table-cell table:formula="of:=[.F15]/2" office:value-type="float" office:value="892" calcext:value-type="float">
            <text:p>892</text:p>
          </table:table-cell>
          <table:table-cell office:value-type="float" office:value="112" calcext:value-type="float">
            <text:p>112</text:p>
          </table:table-cell>
          <table:table-cell table:formula="of:=[.F14]+[.G15]" office:value-type="float" office:value="1784" calcext:value-type="float">
            <text:p>178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$I$2]&amp;[.$A15]&amp;[.$I$3]&amp;[.B15]&amp;[.$I$4]" office:value-type="string" office:string-value="\n.leaflet-sprite-cyan{ background-position: 0 -1916px; width: 41px; height: 41px; } " calcext:value-type="string">
            <text:p>\n.leaflet-sprite-cyan{ background-position: 0 -1916px; width: 41px; height: 41px; } </text:p>
          </table:table-cell>
          <table:table-cell table:formula="of:=[.$I$2]&amp;[.$A15]&amp;[.$I$3]&amp;[.D15]&amp;[.$I$4]" office:value-type="string" office:string-value="\n.leaflet-sprite-cyan{ background-position: 0 -892px; width: 41px; height: 41px; } " calcext:value-type="string">
            <text:p>\n.leaflet-sprite-cyan{ background-position: 0 -892px; width: 41px; height: 41px; } 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table:formula="of:=[.B15]+[.C16]" office:value-type="float" office:value="2139" calcext:value-type="float">
            <text:p>2139</text:p>
          </table:table-cell>
          <table:table-cell office:value-type="float" office:value="223" calcext:value-type="float">
            <text:p>223</text:p>
          </table:table-cell>
          <table:table-cell table:formula="of:=[.F16]/2" office:value-type="float" office:value="1003" calcext:value-type="float">
            <text:p>1003</text:p>
          </table:table-cell>
          <table:table-cell office:value-type="float" office:value="111" calcext:value-type="float">
            <text:p>111</text:p>
          </table:table-cell>
          <table:table-cell table:formula="of:=[.F15]+[.G16]" office:value-type="float" office:value="2006" calcext:value-type="float">
            <text:p>2006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$I$2]&amp;[.$A16]&amp;[.$I$3]&amp;[.B16]&amp;[.$I$4]" office:value-type="string" office:string-value="\n.leaflet-sprite-darkblue{ background-position: 0 -2139px; width: 41px; height: 41px; } " calcext:value-type="string">
            <text:p>\n.leaflet-sprite-darkblue{ background-position: 0 -2139px; width: 41px; height: 41px; } </text:p>
          </table:table-cell>
          <table:table-cell table:formula="of:=[.$I$2]&amp;[.$A16]&amp;[.$I$3]&amp;[.D16]&amp;[.$I$4]" office:value-type="string" office:string-value="\n.leaflet-sprite-darkblue{ background-position: 0 -1003px; width: 41px; height: 41px; } " calcext:value-type="string">
            <text:p>\n.leaflet-sprite-darkblue{ background-position: 0 -1003px; width: 41px; height: 41px; } 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formula="of:=[.B16]+[.C17]" office:value-type="float" office:value="2362" calcext:value-type="float">
            <text:p>2362</text:p>
          </table:table-cell>
          <table:table-cell office:value-type="float" office:value="223" calcext:value-type="float">
            <text:p>223</text:p>
          </table:table-cell>
          <table:table-cell table:formula="of:=[.F17]/2" office:value-type="float" office:value="1115" calcext:value-type="float">
            <text:p>1115</text:p>
          </table:table-cell>
          <table:table-cell office:value-type="float" office:value="112" calcext:value-type="float">
            <text:p>112</text:p>
          </table:table-cell>
          <table:table-cell table:formula="of:=[.F16]+[.G17]" office:value-type="float" office:value="2230" calcext:value-type="float">
            <text:p>223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$I$2]&amp;[.$A17]&amp;[.$I$3]&amp;[.B17]&amp;[.$I$4]" office:value-type="string" office:string-value="\n.leaflet-sprite-gray{ background-position: 0 -2362px; width: 41px; height: 41px; } " calcext:value-type="string">
            <text:p>\n.leaflet-sprite-gray{ background-position: 0 -2362px; width: 41px; height: 41px; } </text:p>
          </table:table-cell>
          <table:table-cell table:formula="of:=[.$I$2]&amp;[.$A17]&amp;[.$I$3]&amp;[.D17]&amp;[.$I$4]" office:value-type="string" office:string-value="\n.leaflet-sprite-gray{ background-position: 0 -1115px; width: 41px; height: 41px; } " calcext:value-type="string">
            <text:p>\n.leaflet-sprite-gray{ background-position: 0 -1115px; width: 41px; height: 41px; } </text:p>
          </table:table-cell>
        </table:table-row>
        <table:table-row table:style-name="ro1">
          <table:table-cell/>
          <table:table-cell table:formula="of:=[.B17]+[.C18]" office:value-type="float" office:value="2585" calcext:value-type="float">
            <text:p>2585</text:p>
          </table:table-cell>
          <table:table-cell office:value-type="float" office:value="223" calcext:value-type="float">
            <text:p>223</text:p>
          </table:table-cell>
          <table:table-cell table:formula="of:=[.F18]/2" office:value-type="float" office:value="1226" calcext:value-type="float">
            <text:p>1226</text:p>
          </table:table-cell>
          <table:table-cell office:value-type="float" office:value="111" calcext:value-type="float">
            <text:p>111</text:p>
          </table:table-cell>
          <table:table-cell table:formula="of:=[.F17]+[.G18]" office:value-type="float" office:value="2452" calcext:value-type="float">
            <text:p>245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[.F19]/2" office:value-type="float" office:value="1338" calcext:value-type="float">
            <text:p>1338</text:p>
          </table:table-cell>
          <table:table-cell office:value-type="float" office:value="112" calcext:value-type="float">
            <text:p>112</text:p>
          </table:table-cell>
          <table:table-cell table:formula="of:=[.F18]+[.G19]" office:value-type="float" office:value="2676" calcext:value-type="float">
            <text:p>2676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reite</text:p>
          </table:table-cell>
          <table:table-cell office:value-type="string" calcext:value-type="string">
            <text:p>Hö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ldabmessungen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te-Abmessungen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px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rlage für Mar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a xlink:href="https://github.com/Leaflet/Leaflet/tree/main/src/images" xlink:type="simple">https://github.com/Leaflet/Leaflet/tree/main/src/images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öhe Standard und Retin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px</text:p>
          </table:table-cell>
          <table:table-cell/>
          <table:table-cell table:formula="of:=[.F8]*7" office:value-type="float" office:value="1554" calcext:value-type="float">
            <text:p>15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1:26:58.281231841</meta:creation-date>
    <dc:date>2023-12-27T10:47:49.760142942</dc:date>
    <meta:editing-duration>PT50M1S</meta:editing-duration>
    <meta:editing-cycles>7</meta:editing-cycles>
    <meta:generator>LibreOffice/7.6.4.1$Linux_X86_64 LibreOffice_project/60$Build-1</meta:generator>
    <meta:document-statistic meta:table-count="1" meta:cell-count="134" meta:object-count="0"/>
  </office:meta>
</office:document-meta>
</file>